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 svg:font-family="F"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text-properties style:font-name="Times New Roman" fo:background-color="#ffffff" style:font-name-asian="Times New Roman1" style:font-name-complex="Times New Roman1"/>
    </style:style>
    <style:style style:name="P3" style:family="paragraph" style:parent-style-name="Standard">
      <style:text-properties style:font-name="Times New Roman" style:font-name-complex="Times New Roman1"/>
    </style:style>
    <style:style style:name="P4" style:family="paragraph" style:parent-style-name="Standard">
      <style:text-properties fo:font-weight="bold" style:font-name-asian="Noto Sans CJK SC Regular" style:language-asian="zh" style:country-asian="CN" style:font-weight-asian="bold" style:language-complex="hi" style:country-complex="IN"/>
    </style:style>
    <style:style style:name="P5" style:family="paragraph" style:parent-style-name="Standard">
      <style:text-properties fo:color="#ff0000" fo:font-style="italic" style:text-underline-style="solid" style:text-underline-width="auto" style:text-underline-color="font-color" fo:font-weight="bold" style:font-style-asian="italic" style:font-weight-asian="bold"/>
    </style:style>
    <style:style style:name="P6" style:family="paragraph" style:parent-style-name="Standard">
      <style:text-properties style:font-name-asian="Times New Roman1"/>
    </style:style>
    <style:style style:name="P7" style:family="paragraph" style:parent-style-name="Standard">
      <style:paragraph-properties fo:orphans="2" fo:widows="2" style:vertical-align="auto"/>
    </style:style>
    <style:style style:name="P8" style:family="paragraph" style:parent-style-name="Standard">
      <style:paragraph-properties fo:margin-top="0.494cm" fo:margin-bottom="0.494cm" loext:contextual-spacing="false"/>
    </style:style>
    <style:style style:name="P9" style:family="paragraph" style:parent-style-name="Standard">
      <style:paragraph-properties fo:margin-top="0.494cm" fo:margin-bottom="0.494cm" loext:contextual-spacing="false" fo:orphans="2" fo:widows="2" fo:hyphenation-ladder-count="no-limit" style:vertical-align="auto"/>
      <style:text-properties fo:hyphenate="true" fo:hyphenation-remain-char-count="2" fo:hyphenation-push-char-count="2"/>
    </style:style>
    <style:style style:name="P10" style:family="paragraph" style:parent-style-name="Standard_20__28_user_29_">
      <style:text-properties style:font-name="Times New Roman" fo:font-size="12pt" style:text-underline-style="solid" style:text-underline-width="auto" style:text-underline-color="font-color" fo:font-weight="bold" style:font-size-asian="12pt" style:font-weight-asian="bold" style:font-name-complex="Times New Roman1"/>
    </style:style>
    <style:style style:name="P11" style:family="paragraph" style:parent-style-name="Standard_20__28_user_29_">
      <style:text-properties style:font-name="Times New Roman" fo:font-size="12pt" style:font-size-asian="12pt" style:font-name-complex="Times New Roman1"/>
    </style:style>
    <style:style style:name="P12" style:family="paragraph" style:parent-style-name="Standard_20__28_user_29_">
      <style:text-properties fo:font-weight="bold" style:font-weight-asian="bold"/>
    </style:style>
    <style:style style:name="P13" style:family="paragraph" style:parent-style-name="Standard_20__28_user_29_">
      <style:text-properties fo:font-weight="bold" style:letter-kerning="true" style:font-name-asian="Noto Sans CJK SC Regular" style:language-asian="zh" style:country-asian="CN" style:font-weight-asian="bold" style:language-complex="hi" style:country-complex="IN"/>
    </style:style>
    <style:style style:name="P14" style:family="paragraph" style:parent-style-name="Standard_20__28_user_29_">
      <style:text-properties style:text-underline-style="solid" style:text-underline-width="auto" style:text-underline-color="font-color" fo:font-weight="bold" style:font-weight-asian="bold"/>
    </style:style>
    <style:style style:name="P15" style:family="paragraph" style:parent-style-name="Standard_20__28_user_29_">
      <style:text-properties fo:font-size="14pt" fo:font-weight="bold" style:font-size-asian="14pt" style:font-weight-asian="bold" style:font-size-complex="14pt"/>
    </style:style>
    <style:style style:name="P16" style:family="paragraph" style:parent-style-name="Standard_20__28_user_29_">
      <style:text-properties fo:font-style="italic" style:font-style-asian="italic"/>
    </style:style>
    <style:style style:name="P17" style:family="paragraph" style:parent-style-name="Standard_20__28_user_29_">
      <style:paragraph-properties fo:text-align="center" style:justify-single-word="false"/>
    </style:style>
    <style:style style:name="P18" style:family="paragraph" style:parent-style-name="Standard_20__28_user_29_">
      <style:text-properties fo:color="#222222" fo:background-color="#ffffff"/>
    </style:style>
    <style:style style:name="P19" style:family="paragraph" style:parent-style-name="Standard_20__28_user_29_">
      <style:paragraph-properties fo:text-align="center" style:justify-single-word="false" fo:break-before="page"/>
    </style:style>
    <style:style style:name="P20" style:family="paragraph" style:parent-style-name="Standard_20__28_user_29_" style:master-page-name="Standard">
      <style:paragraph-properties fo:text-align="center" style:justify-single-word="false" style:page-number="auto"/>
      <style:text-properties style:font-name="Times New Roman" fo:font-size="12pt" style:text-underline-style="solid" style:text-underline-width="auto" style:text-underline-color="font-color" fo:font-weight="bold" style:font-size-asian="12pt" style:font-weight-asian="bold" style:font-name-complex="Times New Roman1"/>
    </style:style>
    <style:style style:name="P21" style:family="paragraph" style:parent-style-name="Normal_20__28_Web_29_">
      <style:paragraph-properties fo:margin-top="0cm" fo:margin-bottom="0.423cm" loext:contextual-spacing="false"/>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style:font-name="Times New Roman" style:font-name-asian="Times New Roman1" style:font-name-complex="Times New Roman1"/>
    </style:style>
    <style:style style:name="T4" style:family="text">
      <style:text-properties style:font-name="Times New Roman" style:font-name-asian="Times New Roman1" style:font-name-complex="Times New Roman1" fo:background-color="#ffffff"/>
    </style:style>
    <style:style style:name="T5" style:family="text">
      <style:text-properties style:font-name="Times New Roman" style:font-name-asian="Times New Roman1" style:font-name-complex="Times New Roman1" style:font-weight-complex="bold"/>
    </style:style>
    <style:style style:name="T6" style:family="text">
      <style:text-properties style:font-name="Times New Roman" style:font-name-complex="Times New Roman1"/>
    </style:style>
    <style:style style:name="T7" style:family="text">
      <style:text-properties style:font-name="Times New Roman" fo:background-color="#ffffff" loext:char-shading-value="0" style:font-name-asian="Times New Roman1" style:font-name-complex="Times New Roman1"/>
    </style:style>
    <style:style style:name="T8" style:family="text">
      <style:text-properties style:font-name="Times New Roman" fo:font-style="normal" style:font-name-asian="Times New Roman1" style:font-style-asian="normal" style:font-name-complex="Times New Roman1" style:font-style-complex="normal" style:font-weight-complex="bold"/>
    </style:style>
    <style:style style:name="T9" style:family="text">
      <style:text-properties style:font-name="Times New Roman" fo:font-size="14pt" fo:font-weight="bold" style:font-name-asian="Times New Roman1" style:font-size-asian="14pt" style:font-weight-asian="bold" style:font-name-complex="Times New Roman1"/>
    </style:style>
    <style:style style:name="T10" style:family="text">
      <style:text-properties style:font-name="Times New Roman" fo:font-size="12pt" style:text-underline-style="solid" style:text-underline-width="auto" style:text-underline-color="font-color" fo:font-weight="bold" style:font-size-asian="12pt" style:font-weight-asian="bold" style:font-name-complex="Times New Roman1"/>
    </style:style>
    <style:style style:name="T11" style:family="text">
      <style:text-properties style:font-name="Times New Roman" fo:font-size="12pt" fo:font-weight="bold" style:font-size-asian="12pt" style:font-weight-asian="bold" style:font-name-complex="Times New Roman1"/>
    </style:style>
    <style:style style:name="T12" style:family="text">
      <style:text-properties style:font-name="Times New Roman" fo:font-size="12pt" style:font-size-asian="12pt" style:font-name-complex="Times New Roman1"/>
    </style:style>
    <style:style style:name="T13" style:family="text">
      <style:text-properties fo:font-size="14pt" fo:font-weight="bold" style:font-size-asian="14pt" style:font-weight-asian="bold"/>
    </style:style>
    <style:style style:name="T14" style:family="text">
      <style:text-properties style:text-position="super 58%" style:font-name="Times New Roman" style:font-name-asian="Times New Roman1" style:font-name-complex="Times New Roman1"/>
    </style:style>
    <style:style style:name="T15" style:family="text">
      <style:text-properties style:text-position="super 58%" style:font-name="Times New Roman" fo:font-style="normal" style:font-name-asian="Times New Roman1" style:font-style-asian="normal" style:font-name-complex="Times New Roman1" style:font-style-complex="normal" style:font-weight-complex="bold"/>
    </style:style>
    <style:style style:name="T16" style:family="text">
      <style:text-properties fo:color="#ff0000" fo:font-style="italic" style:font-style-asian="italic"/>
    </style:style>
    <style:style style:name="T17" style:family="text">
      <style:text-properties fo:font-style="italic" style:font-style-asian="italic"/>
    </style:style>
    <style:style style:name="T18" style:family="text">
      <style:text-properties fo:background-color="#ffffff" loext:char-shading-value="0"/>
    </style:style>
    <style:style style:name="T19" style:family="text">
      <style:text-properties style:font-weight-complex="bold"/>
    </style:style>
    <style:style style:name="T20" style:family="text">
      <style:text-properties fo:font-style="normal" style:font-style-asian="normal" style:font-style-complex="normal" style:font-weight-complex="bold"/>
    </style:style>
    <style:style style:name="T21" style:family="text">
      <style:text-properties fo:letter-spacing="-0.002cm" fo:background-color="#ffffff" loext:char-shading-value="0"/>
    </style:style>
    <style:style style:name="T22" style:family="text">
      <style:text-properties style:font-name="Liberation Serif" fo:font-size="9.5pt" style:font-name-asian="DejaVu Sans" style:font-size-asian="9.5pt" style:font-name-complex="DejaVu Sans" style:font-size-complex="9.5pt" style:language-complex="en" style:country-complex="US"/>
    </style:style>
    <style:style style:name="T23" style:family="text">
      <style:text-properties style:font-name="Times New Roman" fo:font-size="9.5pt" style:font-name-asian="DejaVu Sans" style:font-size-asian="9.5pt" style:font-name-complex="Times New Roman1" style:font-size-complex="9.5pt"/>
    </style:style>
    <style:style style:name="T24" style:family="text">
      <style:text-properties fo:font-size="9.5pt" style:font-size-asian="9.5pt" style:font-size-complex="9.5pt"/>
    </style:style>
    <style:style style:name="T25" style:family="text">
      <style:text-properties fo:font-size="8pt" style:font-size-asian="8pt" style:font-size-complex="8pt"/>
    </style:style>
    <style:style style:name="T26" style:family="text">
      <style:text-properties style:font-name="Times New Roman" fo:font-size="8pt" style:font-size-asian="8pt" style:font-name-complex="Times New Roman1" style:font-size-complex="8pt"/>
    </style:style>
    <style:style style:name="T27" style:family="text">
      <style:text-properties fo:font-size="7pt" style:font-size-asian="7pt" style:font-size-complex="7pt"/>
    </style:style>
    <style:style style:name="T28" style:family="text">
      <style:text-properties fo:font-size="9.5pt" style:font-size-asian="9.5pt" style:font-size-complex="9.5pt" style:font-weight-complex="bold"/>
    </style:style>
    <style:style style:name="T29" style:family="text">
      <style:text-properties fo:font-size="8pt" style:font-size-asian="8pt" style:font-size-complex="8pt" style:font-weight-complex="bold"/>
    </style:style>
    <style:style style:name="T30" style:family="text">
      <style:text-properties style:font-name="Times New Roman" fo:font-size="9.5pt" style:font-size-asian="9.5pt" style:font-name-complex="Times New Roman1" style:font-size-complex="9.5pt"/>
    </style:style>
    <style:style style:name="T31" style:family="text">
      <style:text-properties style:font-name="Liberation Serif" fo:font-size="8pt" style:font-name-asian="DejaVu Sans" style:font-size-asian="8pt" style:font-name-complex="DejaVu Sans" style:font-size-complex="8pt" style:language-complex="en" style:country-complex="US"/>
    </style:style>
    <style:style style:name="T32" style:family="text">
      <style:text-properties style:font-name="Times New Roman" fo:font-size="8pt" style:font-name-asian="DejaVu Sans" style:font-size-asian="8pt" style:font-name-complex="Times New Roman1" style:font-size-complex="8pt"/>
    </style:style>
    <style:style style:name="T33" style:family="text">
      <style:text-properties style:font-name="Liberation Serif" fo:font-size="7pt" style:font-name-asian="DejaVu Sans" style:font-size-asian="7pt" style:font-name-complex="DejaVu Sans" style:font-size-complex="7pt" style:language-complex="en" style:country-complex="US"/>
    </style:style>
    <style:style style:name="T34" style:family="text">
      <style:text-properties style:font-name="Liberation Serif" fo:font-size="9.5pt" style:font-name-asian="DejaVu Sans" style:font-size-asian="9.5pt" style:font-name-complex="DejaVu Sans" style:font-size-complex="9.5pt" style:language-complex="en" style:country-complex="US" style:font-weight-complex="bold"/>
    </style:style>
    <style:style style:name="T35" style:family="text">
      <style:text-properties style:font-name="Liberation Serif" fo:font-size="8pt" style:font-name-asian="DejaVu Sans" style:font-size-asian="8pt" style:font-name-complex="DejaVu Sans" style:font-size-complex="8pt" style:language-complex="en" style:country-complex="U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Standard"><text:span text:style-name="T1">Stethoscope</text:span></text:p>
      <text:p text:style-name="P1"/>
      <text:p text:style-name="Standard_20__28_user_29_"><text:span text:style-name="T1"><office:annotation office:name="__Annotation__4_204475379"><dc:creator>Emily Maria Stephenson</dc:creator><dc:date>2018-07-17T12:15:00</dc:date><loext:sender-initials>EMS</loext:sender-initials><text:p><text:span text:style-name="T22">In this section you must provide technical details of your</text:span></text:p><text:p><text:span text:style-name="T22">basic research, applied research, or experimental</text:span></text:p><text:p><text:span text:style-name="T22">development project. Lines 242, 244, and 246 have word</text:span></text:p><text:p><text:span text:style-name="T22">limitations of 350, 700, and 350 respectively. Therefore, your</text:span></text:p><text:p><text:span text:style-name="T22">answers should focus on the technical facts and should be in</text:span></text:p><text:p><text:span text:style-name="T22">the technical language and style of those who did the actual</text:span></text:p><text:p><text:span text:style-name="T22">work, or who understand and are familiar with the work.</text:span></text:p><text:p><text:span text:style-name="T22">Use existing materials and documents generated during the</text:span></text:p><text:p><text:span text:style-name="T22">course of your work to extract the pertinent information to</text:span></text:p><text:p><text:span text:style-name="T22">complete this section. You should retain these materials and</text:span></text:p><text:p><text:span text:style-name="T22">documents so that the CRA can verify that there is a</text:span></text:p><text:p><text:span text:style-name="T22">reasonable level of support for the SR&amp;ED work that was</text:span></text:p><text:p><text:span text:style-name="T22">performed in the tax year. ( See Appendix 2,</text:span></text:p><text:p><text:span text:style-name="T22">“</text:span><text:span text:style-name="T22">Documentation and other evidence to support your</text:span></text:p><text:p><text:span text:style-name="T22">SR&amp;ED claim.” The Self-Assessment and Learning Tool</text:span></text:p><text:p><text:span text:style-name="T22">(SALT) might also be helpful in assisting you in identifying</text:span></text:p><text:p><text:span text:style-name="T22">and gathering your SR&amp;ED project information.</text:span></text:p><text:p><text:span text:style-name="T22">If you are using approved tax software to prepare your</text:span></text:p><text:p><text:span text:style-name="T22">income tax return, your responses to these questions for each project should be included in the software and should</text:span></text:p><text:p><text:span text:style-name="T22">not be submitted as a separate attachment.</text:span></text:p><text:p><text:span text:style-name="T22">If you are not using approved tax software to prepare your</text:span></text:p><text:p><text:span text:style-name="T22">claim, use a separate sheet if necessary to respond to these</text:span></text:p><text:p><text:span text:style-name="T22">questions. Each separate sheet must be clearly labelled with</text:span></text:p><text:p><text:span text:style-name="T23">the project title and the question you are answering.</text:span></text:p></office:annotation></text:span><text:span text:style-name="T1">Section B – Project descriptions</text:span><office:annotation-end office:name="__Annotation__4_204475379"/></text:p>
      <text:p text:style-name="Standard_20__28_user_29_"><text:span text:style-name="T2"><office:annotation office:name="__Annotation__8_204475379"><dc:creator>Emily Maria Stephenson</dc:creator><dc:date>2018-07-17T12:16:00</dc:date><loext:sender-initials>EMS</loext:sender-initials><text:p/><text:p><text:span text:style-name="T34">Describe the scientific or technological uncertainty you</text:span></text:p><text:p><text:span text:style-name="T34">encountered that led you to do the SR&amp;ED. Scientific or</text:span></text:p><text:p><text:span text:style-name="T34">technological uncertainty means whether a given result or</text:span></text:p><text:p><text:span text:style-name="T34">objective can be achieved or how to achieve it, is not known or determined on the basis of generally available scientific or technological knowledge or experience.</text:span></text:p><text:p><text:span text:style-name="T34">In responding to this question, we suggest that you include the objective of the project and describe the scientific knowledge or the new or improved capability you were seeking. Your response should indicate the existing</text:span></text:p><text:p><text:span text:style-name="T34">scientific or technological knowledge base at the onset of</text:span></text:p><text:p><text:span text:style-name="T34">the SR&amp;ED project. Describe the shortcomings or</text:span></text:p><text:p><text:span text:style-name="T34">limitations of that knowledge base that prevented you from overcoming the scientific or technological uncertainties identified. In other words, your response should describe how the uncertainties could not be resolved on the basis of generally available scientific or technological knowledge or experience.</text:span></text:p><text:p><text:span text:style-name="T31">Reference: </text:span><text:span text:style-name="T35">Eligibility of Work for SR&amp;ED Investment Tax Credits Policy</text:span></text:p></office:annotation></text:span><text:span text:style-name="T2">242</text:span><office:annotation-end office:name="__Annotation__8_204475379"/><text:span text:style-name="T2">. What scientific or technological uncertainties did you attempt to overcome? (Maximum 350 words)</text:span></text:p>
      <text:p text:style-name="P8"><text:span text:style-name="T4">It was uncertain if a low cost acoustic stethoscope could be built that performs as </text:span><text:span text:style-name="T6">well as premium brand stethoscopes such as the Littmann Cardiology III</text:span><text:span text:style-name="T4">. The aim of this research project is to give low budget health care systems affordable access to an effective, rigorously tested stethoscope costing less than USD$5 and to release this stethoscope as Free/open access hardware to remove barriers to access. The open access nature of this research means that this device can be used by researchers, universities, institutions and other laboratories for clinical and research purposes.</text:span></text:p>
      <text:p text:style-name="P8"><text:span text:style-name="T6">The modern acoustic stethoscope is a useful clinical tool used to detect subtle pathological changes in cardiac, pulmonary and vascular sounds. Premium brand stethoscopes typically cost several hundred US dollars. Consequently, the cost of high quality, premium brand models serves as a barrier to clinicians practicing in various settings, especially in low- and middle-income countries.</text:span></text:p>
      <text:p text:style-name="P8"><text:span text:style-name="T6">No high quality, low cost stethoscopes are commercially available. Although 3D printed stethoscope models that would be low-cost to produce can be found online, we are not aware of any that have been used clinically or research-validated.</text:span></text:p>
      <text:p text:style-name="Standard_20__28_user_29_"/>
      <text:p text:style-name="Standard_20__28_user_29_"><text:span text:style-name="T2"><office:annotation office:name="__Annotation__18_204475379"><dc:creator>Emily Maria Stephenson</dc:creator><dc:date>2018-07-17T12:22:00</dc:date><loext:sender-initials>EMS</loext:sender-initials><text:p><text:span text:style-name="T22">In responding to this question, describe, in a clear and</text:span></text:p><text:p><text:span text:style-name="T22">concise manner, how you attempted to overcome the</text:span></text:p><text:p><text:span text:style-name="T22">scientific or technological uncertainties that you identified</text:span></text:p><text:p><text:span text:style-name="T22">at line 242.</text:span></text:p><text:p><text:span text:style-name="T22">Describe the work done in chronological order. In doing so,</text:span></text:p><text:p><text:span text:style-name="T22">clearly demonstrate the systematic nature of the</text:span></text:p><text:p><text:span text:style-name="T22">investigation or search. This includes describing;</text:span></text:p><text:p><text:span text:style-name="T33">■ </text:span><text:span text:style-name="T22">the hypotheses designed to reduce or eliminate the</text:span></text:p><text:p><text:span text:style-name="T22">uncertainties;</text:span></text:p><text:p><text:span text:style-name="T33">■ </text:span><text:span text:style-name="T22">experiments and/or analysis conducted to test the</text:span></text:p><text:p><text:span text:style-name="T22">hypotheses;</text:span></text:p><text:p><text:span text:style-name="T33">■ </text:span><text:span text:style-name="T22">the results obtained; and,</text:span></text:p><text:p><text:span text:style-name="T33">■ </text:span><text:span text:style-name="T22">the conclusions.</text:span></text:p><text:p><text:span text:style-name="T22">If this is a continuation of a previously claimed project, it is</text:span></text:p><text:p><text:span text:style-name="T22">important that you focus on the work carried out during the</text:span></text:p><text:p><text:span text:style-name="T22">tax year for which you are making the claim.</text:span></text:p><text:p><text:span text:style-name="T22">If all or part of the work was performed on your behalf by</text:span></text:p><text:p><text:span text:style-name="T22">contractors, include that work in your description and</text:span></text:p><text:p><text:span text:style-name="T22">identify that the work was performed by contractors.</text:span></text:p><text:p><text:span text:style-name="T31">Reference: Eligibility of Work for SR&amp;ED Investment Tax Credits Policy</text:span></text:p></office:annotation></text:span><text:span text:style-name="T2">244</text:span><office:annotation-end office:name="__Annotation__18_204475379"/><text:span text:style-name="T2">. What work did you perform in the tax year to overcome the scientific or technological uncertainties described in line 242?</text:span></text:p>
      <text:p text:style-name="Standard_20__28_user_29_"><text:span text:style-name="T2">(Summarize the systematic investigation or search) (Maximum 700 words)</text:span></text:p>
      <text:p text:style-name="P12"/>
      <text:p text:style-name="Standard_20__28_user_29_">In this section, we will discuss the work that was done in this tax year on the design, construction and validation of a low-cost stethoscope.</text:p>
      <text:p text:style-name="Standard_20__28_user_29_"/>
      <text:p text:style-name="Standard_20__28_user_29_">The hypothesis of this project is that a novel, low-cost acoustic stethoscope (the ‘Glia’ model) could be designed, constructed and validated to demonstrate acoustic performance that is non-inferior to a premium brand acoustic stethoscope (Littman Cardiology III). </text:p>
      <text:p text:style-name="Standard_20__28_user_29_"/>
      <text:p text:style-name="Standard_20__28_user_29_"><text:span text:style-name="T13">Modifying Stethoscope Design</text:span></text:p>
      <text:p text:style-name="Standard_20__28_user_29_">The stethoscope design was modified to facilitate printing and large-scale production. A problem was identified after printing larger numbers of stethoscope printed parts: some stethoscope parts were recurrently lifting off the build plate when printed. To remedy this problem, we endeavored to modify the stethoscope prototype to determine if there was a design modification that would enable the stethoscope printed parts to be printed reliably without lifting off the print bed. Upon an analysis of the literature, several potential solutions were discovered that has been used by others to prevent similar 3D printed objects from lifting off the print bed. Multiple designs were created based on different potential solutions found in the literature – including adding ‘mouse ears’ and/ or brims to 3D printed parts. The various <text:soft-page-break/>designs were tested via printing the different versions using multiple 3D printers. Consequently, we were able to determine the design that was the most successful in consistently allowing printed parts to remain adhered to the print bed without lifting up accordingly improving post-production substantially. </text:p>
      <text:p text:style-name="Standard_20__28_user_29_"/>
      <text:p text:style-name="Standard_20__28_user_29_"><text:span text:style-name="T13">Selecting Tubing Type </text:span></text:p>
      <text:p text:style-name="Standard_20__28_user_29_">Various styles and sizes of tubing were ordered for the purposes of function. Different tubing parameters were tested including shore durometer and thickness to determine which type of tubing had optimal functionality for inclusion in the Glia model stethoscope. Other properties, such as colour, tackiness and overall aesthetics were taken into consideration as well.</text:p>
      <text:p text:style-name="Standard_20__28_user_29_"/>
      <text:p text:style-name="Standard_20__28_user_29_"><text:span text:style-name="T13">Postmarketing surveillance</text:span></text:p>
      <text:p text:style-name="Standard"><text:span text:style-name="T6">Stethoscopes that had been distributed and were currently in use were </text:span><text:span text:style-name="T7">surveilled. We were able to detect unforeseeable faults in the stethoscope design by monitoring devices that had been deployed in large numbers and were being used in real-life conditions. Error reporting allowed for the detection of two previously unknown areas of weakness in the stethoscope design. </text:span></text:p>
      <text:p text:style-name="P2"/>
      <text:p text:style-name="Standard"><text:span text:style-name="T7">The first error is that one of the materials, PLA (polylactic acid), that can be used to 3D print the stethoscope parts has a relatively low melting point. PLA melts at 130-180</text:span><text:span text:style-name="T14">o</text:span><text:span text:style-name="T7">C and has a glass transition temperature of</text:span><text:span text:style-name="apple-converted-space"><text:span text:style-name="T7"> </text:span></text:span><text:span text:style-name="Emphasis"><text:span text:style-name="T8">60</text:span></text:span><text:span text:style-name="Emphasis"><text:span text:style-name="T15">o</text:span></text:span><text:span text:style-name="Emphasis"><text:span text:style-name="T8">C</text:span></text:span><text:span text:style-name="apple-converted-space"><text:span text:style-name="T7">. </text:span></text:span><text:span text:style-name="T7"><text:s/>Although this had not previously been thought to have any material consequence, the deployment of large numbers of stethoscopes revealed that stethoscope parts were susceptible to softening and deforming when exposed to temperatures of </text:span><text:span text:style-name="Emphasis"><text:span text:style-name="T8">60</text:span></text:span><text:span text:style-name="Emphasis"><text:span text:style-name="T15">o</text:span></text:span><text:span text:style-name="Emphasis"><text:span text:style-name="T8">C or above</text:span></text:span><text:span text:style-name="T7">. Although the stethoscope was not intended to be used at ambient temperatures of this magnitude, high temperatures can easily be reached inside a car on a warm day, for example. This revelation prompted investigating new materials with which to 3D print stethoscope parts and consequently, </text:span><text:span text:style-name="T5">PETG</text:span><text:span text:style-name="T7"> (polyethylene terephthalate) was chosen based on its material properties. </text:span></text:p>
      <text:p text:style-name="P2"/>
      <text:p text:style-name="Standard"><text:span text:style-name="T7">The second design error that was identified in post-market surveillance, was that of ring failure. Rings are a component of the Glia model stethoscope designed to keep the diaphragm of the stethoscope affixed to the head. When it was reported that several of the rings had cracked, this prompted an investigation into the causes of the ring failure. It was determined that the rings were susceptible to cracking due to thinness. The next Glia model stethoscope design will have a modified ring component to prevent further ring failures. </text:span></text:p>
      <text:p text:style-name="Standard_20__28_user_29_"/>
      <text:p text:style-name="Standard_20__28_user_29_"><text:span text:style-name="T13">Publishing Manuscript of Open-Source Scientific Paper </text:span></text:p>
      <text:p text:style-name="P21">An academic manuscript was revised according to feedback and comments from reviewers of the prestigious open access medical journal PLOSONE. Amendments were made to the manuscipt resulting in publication allowing for the dissemination of the findings of this project to other academics and industry specialists.</text:p>
      <text:p text:style-name="Standard_20__28_user_29_"><text:span text:style-name="T13">Monitoring Inventory</text:span></text:p>
      <text:p text:style-name="Standard_20__28_user_29_">An inventory monitoring system was designed to keep track of all manufactured Glia Inc. stethoscopes, enabling the tracking of any device failures and allowing for recall of devices if necessary. </text:p>
      <text:p text:style-name="Standard_20__28_user_29_"/>
      <text:p text:style-name="Standard_20__28_user_29_"><text:soft-page-break/></text:p>
      <text:p text:style-name="P4"/>
      <text:p text:style-name="Standard_20__28_user_29_"><text:span text:style-name="T2"><office:annotation office:name="__Annotation__155_204475379"><dc:creator>Emily Maria Stephenson</dc:creator><dc:date>2018-07-17T12:22:00</dc:date><loext:sender-initials>EMS</loext:sender-initials><text:p><text:span text:style-name="T22">Describe the new scientific knowledge you gained or the</text:span></text:p><text:p><text:span text:style-name="T22">technological advancements you achieved, or attempt to</text:span></text:p><text:p><text:span text:style-name="T22">achieve, as a result of the SR&amp;ED work you performed.</text:span></text:p><text:p><text:span text:style-name="T22">Note that it is the advancement in the underlying science or</text:span></text:p><text:p><text:span text:style-name="T22">technology that is important, not how the work advanced</text:span></text:p><text:p><text:span text:style-name="T22">your business or business practices.</text:span></text:p><text:p><text:span text:style-name="T22">In responding to this question, we suggest that you focus on</text:span></text:p><text:p><text:span text:style-name="T22">how the work you described at line 244 advanced the</text:span></text:p><text:p><text:span text:style-name="T22">scientific or technological knowledge base that existed at</text:span></text:p><text:p><text:span text:style-name="T22">the onset of the project. In other words, describe the</text:span></text:p><text:p><text:span text:style-name="T22">information or the knowledge generated that advanced</text:span></text:p><text:p><text:span text:style-name="T22">your understanding of scientific relations or technology.</text:span></text:p><text:p><text:span text:style-name="T22">Note</text:span></text:p><text:p><text:span text:style-name="T22">Achieving the novelty, innovation, uniqueness, feature</text:span></text:p><text:p><text:span text:style-name="T22">enhancement, or increased functionality of the product</text:span></text:p><text:p><text:span text:style-name="T22">or process may not in itself demonstrate scientific or</text:span></text:p><text:p><text:span text:style-name="T22">technological advancement. Advancement should move</text:span></text:p><text:p><text:span text:style-name="T22">the scientific or technological knowledge base of your</text:span></text:p><text:p><text:span text:style-name="T22">business to a higher level through an increase in the</text:span></text:p><text:p><text:span text:style-name="T22">understanding of scientific relations or technology.</text:span></text:p><text:p><text:span text:style-name="T22">Therefore it is important to describe what advances you</text:span></text:p><text:p><text:span text:style-name="T22">made to your existing scientific or technological</text:span></text:p><text:p><text:span text:style-name="T22">knowledge base that enabled you to achieve your goals.</text:span></text:p><text:p><text:span text:style-name="T22">In addition, failure to achieve your objectives or goals</text:span></text:p><text:p><text:span text:style-name="T22">does not necessarily mean there is no advancement. An</text:span></text:p><text:p><text:span text:style-name="T22">understanding gained by learning why a possible</text:span></text:p><text:p><text:span text:style-name="T22">solution will not succeed or will not meet the desired</text:span></text:p><text:p><text:span text:style-name="T22">objectives may constitute an advancement in science or</text:span></text:p><text:p><text:span text:style-name="T22">technology. In other words the rejection of a hypothesis</text:span></text:p><text:p><text:span text:style-name="T22">can be considered as an advancement because it</text:span></text:p><text:p><text:span text:style-name="T22">eliminates a possible solution.</text:span></text:p><text:p><text:span text:style-name="T31">Reference: Eligibility of Work for SR&amp;ED Investment Tax Credits</text:span></text:p><text:p><text:span text:style-name="T32">Policy</text:span></text:p></office:annotation></text:span><text:span text:style-name="T2">246 </text:span><office:annotation-end office:name="__Annotation__155_204475379"/><text:span text:style-name="T2">What scientific or technological advancements did you achieve or attempt to achieve as a result of the work described in line 244? (Maximum 350 words)</text:span></text:p>
      <text:p text:style-name="Standard"/>
      <text:p text:style-name="Normal_20__28_Web_29_">The Glia stethoscope demonstrated acoustic performance that is non-inferior to the gold standard acoustic stethoscope (Littman Cardiology III). Through work done in this tax year, we achieved several technological advancements including design improvements based on post-market surveillance and production optimization. The findings of this project were published in a prestigious medical journal<text:span text:style-name="T16">. </text:span></text:p>
      <text:p text:style-name="P5"/>
      <text:p text:style-name="P19"><text:span text:style-name="T1">Pulse Oximeter</text:span></text:p>
      <text:p text:style-name="P14"/>
      <text:p text:style-name="Standard_20__28_user_29_"><text:span text:style-name="T1"><office:annotation office:name="__Annotation__169_204475379"><dc:creator>Emily Maria Stephenson</dc:creator><dc:date>2018-07-17T12:15:00</dc:date><loext:sender-initials>EMS</loext:sender-initials><text:p><text:span text:style-name="T22">In this section you must provide technical details of your</text:span></text:p><text:p><text:span text:style-name="T22">basic research, applied research, or experimental</text:span></text:p><text:p><text:span text:style-name="T22">development project. Lines 242, 244, and 246 have word</text:span></text:p><text:p><text:span text:style-name="T22">limitations of 350, 700, and 350 respectively. Therefore, your</text:span></text:p><text:p><text:span text:style-name="T22">answers should focus on the technical facts and should be in</text:span></text:p><text:p><text:span text:style-name="T22">the technical language and style of those who did the actual</text:span></text:p><text:p><text:span text:style-name="T22">work, or who understand and are familiar with the work.</text:span></text:p><text:p><text:span text:style-name="T22">Use existing materials and documents generated during the</text:span></text:p><text:p><text:span text:style-name="T22">course of your work to extract the pertinent information to</text:span></text:p><text:p><text:span text:style-name="T22">complete this section. You should retain these materials and</text:span></text:p><text:p><text:span text:style-name="T22">documents so that the CRA can verify that there is a</text:span></text:p><text:p><text:span text:style-name="T22">reasonable level of support for the SR&amp;ED work that was</text:span></text:p><text:p><text:span text:style-name="T22">performed in the tax year. ( See Appendix 2,</text:span></text:p><text:p><text:span text:style-name="T22">“</text:span><text:span text:style-name="T22">Documentation and other evidence to support your</text:span></text:p><text:p><text:span text:style-name="T22">SR&amp;ED claim.” The Self-Assessment and Learning Tool</text:span></text:p><text:p><text:span text:style-name="T22">(SALT) might also be helpful in assisting you in identifying</text:span></text:p><text:p><text:span text:style-name="T22">and gathering your SR&amp;ED project information.</text:span></text:p><text:p><text:span text:style-name="T22">If you are using approved tax software to prepare your</text:span></text:p><text:p><text:span text:style-name="T22">income tax return, your responses to these questions for each project should be included in the software and should</text:span></text:p><text:p><text:span text:style-name="T22">not be submitted as a separate attachment.</text:span></text:p><text:p><text:span text:style-name="T22">If you are not using approved tax software to prepare your</text:span></text:p><text:p><text:span text:style-name="T22">claim, use a separate sheet if necessary to respond to these</text:span></text:p><text:p><text:span text:style-name="T22">questions. Each separate sheet must be clearly labelled with</text:span></text:p><text:p><text:span text:style-name="T23">the project title and the question you are answering.</text:span></text:p></office:annotation></text:span><text:span text:style-name="T1">Section B – Project descriptions</text:span><office:annotation-end office:name="__Annotation__169_204475379"/></text:p>
      <text:p text:style-name="Standard_20__28_user_29_"><text:span text:style-name="T2"><office:annotation office:name="__Annotation__173_204475379"><dc:creator>Emily Maria Stephenson</dc:creator><dc:date>2018-07-17T12:16:00</dc:date><loext:sender-initials>EMS</loext:sender-initials><text:p/><text:p><text:span text:style-name="T34">Describe the scientific or technological uncertainty you</text:span></text:p><text:p><text:span text:style-name="T34">encountered that led you to do the SR&amp;ED. Scientific or</text:span></text:p><text:p><text:span text:style-name="T34">technological uncertainty means whether a given result or</text:span></text:p><text:p><text:span text:style-name="T34">objective can be achieved or how to achieve it, is not known or determined on the basis of generally available scientific or technological knowledge or experience.</text:span></text:p><text:p><text:span text:style-name="T34">In responding to this question, we suggest that you include the objective of the project and describe the scientific knowledge or the new or improved capability you were seeking. Your response should indicate the existing</text:span></text:p><text:p><text:span text:style-name="T34">scientific or technological knowledge base at the onset of</text:span></text:p><text:p><text:span text:style-name="T34">the SR&amp;ED project. Describe the shortcomings or</text:span></text:p><text:p><text:span text:style-name="T34">limitations of that knowledge base that prevented you from overcoming the scientific or technological uncertainties identified. In other words, your response should describe how the uncertainties could not be resolved on the basis of generally available scientific or technological knowledge or experience.</text:span></text:p><text:p><text:span text:style-name="T31">Reference: </text:span><text:span text:style-name="T35">Eligibility of Work for SR&amp;ED Investment Tax Credits Policy</text:span></text:p></office:annotation></text:span><text:span text:style-name="T2">242</text:span><office:annotation-end office:name="__Annotation__173_204475379"/><text:span text:style-name="T2">. What scientific or technological uncertainties did you attempt to overcome? (Maximum 350 words)</text:span></text:p>
      <text:p text:style-name="Normal_20__28_Web_29_">It is uncertain if it is possible to develop, test and validate a low-cost high-quality pulse oximeter that meets or exceeds the performance of the current gold standard device. Currently, low- and middle-income countries are in need of an estimated one million pulse oximeters<text:bookmark text:name="ZOTERO_BREF_swQL4OrT7hKy"/>, with only 41-70% of operating environments having access to a pulse oximeter in developing nations compared with 100% in developed nations<text:bookmark text:name="ZOTERO_BREF_0aKELb8kdVEw"/>.</text:p>
      <text:p text:style-name="Standard"><text:span text:style-name="T6">Pulse oximetry is a vital tool in the rapid and non-invasive assessment of emergency department patients, providing a continuous estimate of hemoglobin saturation in arterial blood. Unfortunately, the costs of commercially-available pulse oximetry devices are prohibitive and reduce availability in smaller centres and developing countries, putting millions of patients in danger of easily treatable and preventable conditions. Pulse oximetry increases patient safety by alerting physicians to hypoxemia during anesthesia, pneumonia and acute respiratory distress syndrome. </text:span></text:p>
      <text:p text:style-name="P3"/>
      <text:p text:style-name="Standard"><text:span text:style-name="T6">The technologies involved in the manufacture of a pulse oximeter are widely known and have no active patents covering them. Despite this, no high-quality device exists whose design and construction are both research-validated and open to the public for study, production and dissemination. This creates large voids, both in the low-cost space and also among custom devices for niche populations such as critical care and nephrology patients.</text:span></text:p>
      <text:p text:style-name="Bibliography"/>
      <text:p text:style-name="Bibliography">The aim of this project is to design, calibrate and validate a low-cost, open-access pulse oximeter. The Glia pulse oximeter will be designed with the objective of building a Health Canada approved pulse oximeter that meets USA Food and Drug Administration (FDA) 501(k) standards. If development of the low-cost pulse oximeter is successful, the hardware design and software will be published under an open-access licence allowing physicians and other health care providers around the world to access the pulse oximeter device for use in their clinic or operating room. </text:p>
      <text:p text:style-name="Bibliography"/>
      <text:p text:style-name="Bibliography"/>
      <text:p text:style-name="Bibliography"><text:span text:style-name="T2"><office:annotation office:name="__Annotation__190_204475379"><dc:creator>Emily Maria Stephenson</dc:creator><dc:date>2018-07-17T12:22:00</dc:date><loext:sender-initials>EMS</loext:sender-initials><text:p><text:span text:style-name="T22">In responding to this question, describe, in a clear and</text:span></text:p><text:p><text:span text:style-name="T22">concise manner, how you attempted to overcome the</text:span></text:p><text:p><text:span text:style-name="T22">scientific or technological uncertainties that you identified</text:span></text:p><text:p><text:span text:style-name="T22">at line 242.</text:span></text:p><text:p><text:span text:style-name="T22">Describe the work done in chronological order. In doing so,</text:span></text:p><text:p><text:span text:style-name="T22">clearly demonstrate the systematic nature of the</text:span></text:p><text:p><text:span text:style-name="T22">investigation or search. This includes describing;</text:span></text:p><text:p><text:span text:style-name="T33">■ </text:span><text:span text:style-name="T22">the hypotheses designed to reduce or eliminate the</text:span></text:p><text:p><text:span text:style-name="T22">uncertainties;</text:span></text:p><text:p><text:span text:style-name="T33">■ </text:span><text:span text:style-name="T22">experiments and/or analysis conducted to test the</text:span></text:p><text:p><text:span text:style-name="T22">hypotheses;</text:span></text:p><text:p><text:span text:style-name="T33">■ </text:span><text:span text:style-name="T22">the results obtained; and,</text:span></text:p><text:p><text:span text:style-name="T33">■ </text:span><text:span text:style-name="T22">the conclusions.</text:span></text:p><text:p><text:span text:style-name="T22">If this is a continuation of a previously claimed project, it is</text:span></text:p><text:p><text:span text:style-name="T22">important that you focus on the work carried out during the</text:span></text:p><text:p><text:span text:style-name="T22">tax year for which you are making the claim.</text:span></text:p><text:p><text:span text:style-name="T22">If all or part of the work was performed on your behalf by</text:span></text:p><text:p><text:span text:style-name="T22">contractors, include that work in your description and</text:span></text:p><text:p><text:span text:style-name="T22">identify that the work was performed by contractors.</text:span></text:p><text:p><text:span text:style-name="T31">Reference: Eligibility of Work for SR&amp;ED Investment Tax Credits Policy</text:span></text:p></office:annotation></text:span><text:span text:style-name="T2">244</text:span><office:annotation-end office:name="__Annotation__190_204475379"/><text:span text:style-name="T2">. What work did you perform in the tax year to overcome the scientific or technological uncertainties described in line 242?</text:span></text:p>
      <text:p text:style-name="Standard_20__28_user_29_"><text:span text:style-name="T2">(Summarize the systematic investigation or search) (Maximum 700 words)</text:span></text:p>
      <text:p text:style-name="Standard_20__28_user_29_">In this section, we will discuss the work that was done in this tax year on the design, construction and validation of a low-cost pulse oximeter.</text:p>
      <text:p text:style-name="Normal_20__28_Web_29_">The hypothesis of this project is that a novel, low-cost pulse oximeter (the ‘Glia’ model) can be designed, constructed and validated to demonstrate performance that is non-inferior to the gold standard device.</text:p>
      <text:p text:style-name="Standard_20__28_user_29_"/>
      <text:p text:style-name="Standard_20__28_user_29_"><text:span text:style-name="T13">Development of a Prototype</text:span></text:p>
      <text:p text:style-name="Standard_20__28_user_29_"><text:soft-page-break/>Prototype development was continued in collaboration with an engineering team. The Glia Team’s Principal Investigator (Dr. Tarek Loubani) provided extensive clinical guidance, background research and planning for the device development. The engineering work done on the Glia pulse oximeter in this tax year included development of the housing unit, finger clip, firmware, and LED brightness algorithm. A prototype of the Glia pulse oximeter was finalized. </text:p>
      <text:p text:style-name="Standard_20__28_user_29_"/>
      <text:p text:style-name="Standard_20__28_user_29_"/>
      <text:p text:style-name="Standard_20__28_user_29_"><text:span text:style-name="T13">Clinical Testing </text:span></text:p>
      <text:p text:style-name="Standard_20__28_user_29_">Preliminary clinical testing was conducted by Dr. Tarek Loubani to compare the efficacy of the Glia pulse oximeter prototype to a premium brand pulse-oximeter. The prototype of the Glia model pulse oximeter was deemed to be successful when the oxygen saturation reading was clinically equivalent to the oxygen saturation reading of the gold-standard commercially available pulse oximeter. The results of the preliminary clinical testing revealed that the failure rate of signal acquisition was unacceptably high in the prototype of the Glia model pulse oximeter. Testing of the prototypical pulse oximeter revealed that success of the prototype depended on patient characteristics and was also dependent on the experience of the health care provider using the device. The pulse oximeter had a very high failure rate in dark-skinned patients and the failure rate also increased with inexperienced health care providers. <text:s text:c="2"/>It was concluded that further development was required for the prototype of the pulse oximeter. </text:p>
      <text:p text:style-name="Standard_20__28_user_29_"/>
      <text:p text:style-name="Standard_20__28_user_29_"><text:span text:style-name="T13">Qualitative Analysis</text:span></text:p>
      <text:p text:style-name="Standard_20__28_user_29_">An evaluation of the subjective user experience in using the prototype Glia Model pulse oximeter was also conducted to evaluate the comfort of use for both patients and health care providers. It was found that the finger probe of the prototype resulted in too much pressure being applied to the finger when in use. Consequently, it was determined that the finger probe required a redesign to reduce the amount of pressure applied to the finger. </text:p>
      <text:p text:style-name="Standard_20__28_user_29_"/>
      <text:p text:style-name="Standard_20__28_user_29_"><text:span text:style-name="T2"><office:annotation office:name="__Annotation__259_204475379"><dc:creator>Emily Maria Stephenson</dc:creator><dc:date>2018-07-17T12:22:00</dc:date><loext:sender-initials>EMS</loext:sender-initials><text:p><text:span text:style-name="T22">Describe the new scientific knowledge you gained or the</text:span></text:p><text:p><text:span text:style-name="T22">technological advancements you achieved, or attempt to</text:span></text:p><text:p><text:span text:style-name="T22">achieve, as a result of the SR&amp;ED work you performed.</text:span></text:p><text:p><text:span text:style-name="T22">Note that it is the advancement in the underlying science or</text:span></text:p><text:p><text:span text:style-name="T22">technology that is important, not how the work advanced</text:span></text:p><text:p><text:span text:style-name="T22">your business or business practices.</text:span></text:p><text:p><text:span text:style-name="T22">In responding to this question, we suggest that you focus on</text:span></text:p><text:p><text:span text:style-name="T22">how the work you described at line 244 advanced the</text:span></text:p><text:p><text:span text:style-name="T22">scientific or technological knowledge base that existed at</text:span></text:p><text:p><text:span text:style-name="T22">the onset of the project. In other words, describe the</text:span></text:p><text:p><text:span text:style-name="T22">information or the knowledge generated that advanced</text:span></text:p><text:p><text:span text:style-name="T22">your understanding of scientific relations or technology.</text:span></text:p><text:p><text:span text:style-name="T22">Note</text:span></text:p><text:p><text:span text:style-name="T22">Achieving the novelty, innovation, uniqueness, feature</text:span></text:p><text:p><text:span text:style-name="T22">enhancement, or increased functionality of the product</text:span></text:p><text:p><text:span text:style-name="T22">or process may not in itself demonstrate scientific or</text:span></text:p><text:p><text:span text:style-name="T22">technological advancement. Advancement should move</text:span></text:p><text:p><text:span text:style-name="T22">the scientific or technological knowledge base of your</text:span></text:p><text:p><text:span text:style-name="T22">business to a higher level through an increase in the</text:span></text:p><text:p><text:span text:style-name="T22">understanding of scientific relations or technology.</text:span></text:p><text:p><text:span text:style-name="T22">Therefore it is important to describe what advances you</text:span></text:p><text:p><text:span text:style-name="T22">made to your existing scientific or technological</text:span></text:p><text:p><text:span text:style-name="T22">knowledge base that enabled you to achieve your goals.</text:span></text:p><text:p><text:span text:style-name="T22">In addition, failure to achieve your objectives or goals</text:span></text:p><text:p><text:span text:style-name="T22">does not necessarily mean there is no advancement. An</text:span></text:p><text:p><text:span text:style-name="T22">understanding gained by learning why a possible</text:span></text:p><text:p><text:span text:style-name="T22">solution will not succeed or will not meet the desired</text:span></text:p><text:p><text:span text:style-name="T22">objectives may constitute an advancement in science or</text:span></text:p><text:p><text:span text:style-name="T22">technology. In other words the rejection of a hypothesis</text:span></text:p><text:p><text:span text:style-name="T22">can be considered as an advancement because it</text:span></text:p><text:p><text:span text:style-name="T22">eliminates a possible solution.</text:span></text:p><text:p><text:span text:style-name="T31">Reference: Eligibility of Work for SR&amp;ED Investment Tax Credits</text:span></text:p><text:p><text:span text:style-name="T32">Policy</text:span></text:p></office:annotation></text:span><text:span text:style-name="T2">246 </text:span><office:annotation-end office:name="__Annotation__259_204475379"/><text:span text:style-name="T2">What scientific or technological advancements did you achieve or attempt to achieve as a result of the work described in line 244? (Maximum 350 words)</text:span></text:p>
      <text:p text:style-name="Standard"/>
      <text:p text:style-name="Standard_20__28_user_29_">The technological advancement achieved by this project is the development and improvement of a preliminary prototype of a low-cost pulse oximeter. This was based on scientific advancements from extensive clinical testing of the novel Glia model pulse oximeter. Multiple errors and failings of the initial prototype were identified based on preliminary clinical testing. Iterative testing allowed for the identification of required design modifications, resulting in an improved design of the Glia model pulse oximeter. <text:s/></text:p>
      <text:p text:style-name="P15"/>
      <text:p text:style-name="Standard_20__28_user_29_"/>
      <text:p text:style-name="Standard_20__28_user_29_"/>
      <text:p text:style-name="Standard_20__28_user_29_"/>
      <text:p text:style-name="Standard_20__28_user_29_"/>
      <text:p text:style-name="Standard"/>
      <text:p text:style-name="P19"><text:span text:style-name="T1">ECG Device</text:span></text:p>
      <text:p text:style-name="P14"/>
      <text:p text:style-name="Standard_20__28_user_29_"><text:span text:style-name="T1"><office:annotation office:name="__Annotation__276_204475379"><dc:creator>Emily Maria Stephenson</dc:creator><dc:date>2018-07-17T12:15:00</dc:date><loext:sender-initials>EMS</loext:sender-initials><text:p><text:span text:style-name="T22">In this section you must provide technical details of your</text:span></text:p><text:p><text:span text:style-name="T22">basic research, applied research, or experimental</text:span></text:p><text:p><text:span text:style-name="T22">development project. Lines 242, 244, and 246 have word</text:span></text:p><text:p><text:span text:style-name="T22">limitations of 350, 700, and 350 respectively. Therefore, your</text:span></text:p><text:p><text:span text:style-name="T22">answers should focus on the technical facts and should be in</text:span></text:p><text:p><text:span text:style-name="T22">the technical language and style of those who did the actual</text:span></text:p><text:p><text:span text:style-name="T22">work, or who understand and are familiar with the work.</text:span></text:p><text:p><text:span text:style-name="T22">Use existing materials and documents generated during the</text:span></text:p><text:p><text:span text:style-name="T22">course of your work to extract the pertinent information to</text:span></text:p><text:p><text:span text:style-name="T22">complete this section. You should retain these materials and</text:span></text:p><text:p><text:span text:style-name="T22">documents so that the CRA can verify that there is a</text:span></text:p><text:p><text:span text:style-name="T22">reasonable level of support for the SR&amp;ED work that was</text:span></text:p><text:p><text:span text:style-name="T22">performed in the tax year. ( See Appendix 2,</text:span></text:p><text:p><text:span text:style-name="T22">“</text:span><text:span text:style-name="T22">Documentation and other evidence to support your</text:span></text:p><text:p><text:span text:style-name="T22">SR&amp;ED claim.” The Self-Assessment and Learning Tool</text:span></text:p><text:p><text:span text:style-name="T22">(SALT) might also be helpful in assisting you in identifying</text:span></text:p><text:p><text:span text:style-name="T22">and gathering your SR&amp;ED project information.</text:span></text:p><text:p><text:span text:style-name="T22">If you are using approved tax software to prepare your</text:span></text:p><text:p><text:span text:style-name="T22">income tax return, your responses to these questions for each project should be included in the software and should</text:span></text:p><text:p><text:span text:style-name="T22">not be submitted as a separate attachment.</text:span></text:p><text:p><text:span text:style-name="T22">If you are not using approved tax software to prepare your</text:span></text:p><text:p><text:span text:style-name="T22">claim, use a separate sheet if necessary to respond to these</text:span></text:p><text:p><text:span text:style-name="T22">questions. Each separate sheet must be clearly labelled with</text:span></text:p><text:p><text:span text:style-name="T23">the project title and the question you are answering.</text:span></text:p></office:annotation></text:span><text:span text:style-name="T1">Section B – Project descriptions</text:span><office:annotation-end office:name="__Annotation__276_204475379"/></text:p>
      <text:p text:style-name="Standard_20__28_user_29_"><text:span text:style-name="T2"><office:annotation office:name="__Annotation__280_204475379"><dc:creator>Emily Maria Stephenson</dc:creator><dc:date>2018-07-17T12:16:00</dc:date><loext:sender-initials>EMS</loext:sender-initials><text:p/><text:p><text:span text:style-name="T34">Describe the scientific or technological uncertainty you</text:span></text:p><text:p><text:span text:style-name="T34">encountered that led you to do the SR&amp;ED. Scientific or</text:span></text:p><text:p><text:span text:style-name="T34">technological uncertainty means whether a given result or</text:span></text:p><text:p><text:span text:style-name="T34">objective can be achieved or how to achieve it, is not known or determined on the basis of generally available scientific or technological knowledge or experience.</text:span></text:p><text:p><text:span text:style-name="T34">In responding to this question, we suggest that you include the objective of the project and describe the scientific knowledge or the new or improved capability you were seeking. Your response should indicate the existing</text:span></text:p><text:p><text:span text:style-name="T34">scientific or technological knowledge base at the onset of</text:span></text:p><text:p><text:span text:style-name="T34">the SR&amp;ED project. Describe the shortcomings or</text:span></text:p><text:p><text:span text:style-name="T34">limitations of that knowledge base that prevented you from overcoming the scientific or technological uncertainties identified. In other words, your response should describe how the uncertainties could not be resolved on the basis of generally available scientific or technological knowledge or experience.</text:span></text:p><text:p><text:span text:style-name="T31">Reference: </text:span><text:span text:style-name="T35">Eligibility of Work for SR&amp;ED Investment Tax Credits Policy</text:span></text:p></office:annotation></text:span><text:span text:style-name="T2">242</text:span><office:annotation-end office:name="__Annotation__280_204475379"/><text:span text:style-name="T2">. What scientific or technological uncertainties did you attempt to overcome? (Maximum 350 words)</text:span></text:p>
      <text:p text:style-name="P6"/>
      <text:p text:style-name="Standard"><text:span text:style-name="T4">It is uncertain if it is possible to design a low cost (&lt; $500USD) </text:span><text:span text:style-name="T6">electrocardiograph (ECG) device that </text:span><text:span text:style-name="T4">performs as </text:span><text:span text:style-name="T6">well or better than a gold standard hospital-grade electrocardiograph device</text:span><text:span text:style-name="T4">. The aim of this research project is to give low budget health care systems affordable access to an effective, rigorously tested </text:span><text:span text:style-name="T6">ECG device</text:span><text:span text:style-name="T4"> costing less than $500 USD and to release this device under a free and open access license to remove barriers to access.</text:span><text:span text:style-name="T6"> This device will adhere to all required international safety and performance standards and we anticipate that this ECG device will obtain Health Canada certification for medical use.</text:span></text:p>
      <text:p text:style-name="Normal_20__28_Web_29_">The electrocardiograph is the standard of care in the developed world for detecting cardiac pathologies such as arrhythmias, ischemia, and hypertrophy with high sensitivity. Although the ECG is known to be a fundamental diagnostic tool in the emergency medical setting, many hospitals in underdeveloped countries and even rural hospitals in developed countries do not have sufficient access to this piece of equipment. </text:p>
      <text:p text:style-name="Standard_20__28_user_29_">The high initial price of the electrocardiogram device, with most commercially-available hospital-grade devices costing in the thousands of dollars, is one of the barriers impeding access to this vital technology. There exists a shortage of ECG devices in underserved areas and the devices available on the market currently are not adequate to solve this problem. </text:p>
      <text:p text:style-name="Standard_20__28_user_29_">A review of the current literature and discussion with academic/ industry experts also reveals that that there is no publicly accessible machine instruction code that would allow for the independent construction of an ECG device.</text:p>
      <text:p text:style-name="Standard_20__28_user_29_"/>
      <text:p text:style-name="Standard_20__28_user_29_"/>
      <text:p text:style-name="Standard_20__28_user_29_"/>
      <text:p text:style-name="Standard_20__28_user_29_"><text:span text:style-name="T2"><office:annotation office:name="__Annotation__296_204475379"><dc:creator>Emily Maria Stephenson</dc:creator><dc:date>2018-07-17T12:22:00</dc:date><loext:sender-initials>EMS</loext:sender-initials><text:p><text:span text:style-name="T22">In responding to this question, describe, in a clear and</text:span></text:p><text:p><text:span text:style-name="T22">concise manner, how you attempted to overcome the</text:span></text:p><text:p><text:span text:style-name="T22">scientific or technological uncertainties that you identified</text:span></text:p><text:p><text:span text:style-name="T22">at line 242.</text:span></text:p><text:p><text:span text:style-name="T22">Describe the work done in chronological order. In doing so,</text:span></text:p><text:p><text:span text:style-name="T22">clearly demonstrate the systematic nature of the</text:span></text:p><text:p><text:span text:style-name="T22">investigation or search. This includes describing;</text:span></text:p><text:p><text:span text:style-name="T33">■ </text:span><text:span text:style-name="T22">the hypotheses designed to reduce or eliminate the</text:span></text:p><text:p><text:span text:style-name="T22">uncertainties;</text:span></text:p><text:p><text:span text:style-name="T33">■ </text:span><text:span text:style-name="T22">experiments and/or analysis conducted to test the</text:span></text:p><text:p><text:span text:style-name="T22">hypotheses;</text:span></text:p><text:p><text:span text:style-name="T33">■ </text:span><text:span text:style-name="T22">the results obtained; and,</text:span></text:p><text:p><text:span text:style-name="T33">■ </text:span><text:span text:style-name="T22">the conclusions.</text:span></text:p><text:p><text:span text:style-name="T22">If this is a continuation of a previously claimed project, it is</text:span></text:p><text:p><text:span text:style-name="T22">important that you focus on the work carried out during the</text:span></text:p><text:p><text:span text:style-name="T22">tax year for which you are making the claim.</text:span></text:p><text:p><text:span text:style-name="T22">If all or part of the work was performed on your behalf by</text:span></text:p><text:p><text:span text:style-name="T22">contractors, include that work in your description and</text:span></text:p><text:p><text:span text:style-name="T22">identify that the work was performed by contractors.</text:span></text:p><text:p><text:span text:style-name="T31">Reference: Eligibility of Work for SR&amp;ED Investment Tax Credits Policy</text:span></text:p></office:annotation></text:span><text:span text:style-name="T2">244</text:span><office:annotation-end office:name="__Annotation__296_204475379"/><text:span text:style-name="T2">. What work did you perform in the tax year to overcome the scientific or technological uncertainties described in line 242?</text:span></text:p>
      <text:p text:style-name="Standard_20__28_user_29_"><text:span text:style-name="T2">(Summarize the systematic investigation or search) (Maximum 700 words)</text:span></text:p>
      <text:p text:style-name="Standard_20__28_user_29_"/>
      <text:p text:style-name="Standard_20__28_user_29_">The hypothesis of this project is that a low-cost ECG device (the ‘Glia’ model) could be designed, constructed and validated to demonstrate that is functionally equivalent to a gold standard hospital-grade ECG device. </text:p>
      <text:p text:style-name="Standard_20__28_user_29_"/>
      <text:p text:style-name="Standard_20__28_user_29_">In this section, we will discuss the work that was done in this tax year on the design, construction and validation of a low-cost ECG device.</text:p>
      <text:p text:style-name="P3"/>
      <text:p text:style-name="Standard_20__28_user_29_"><text:span text:style-name="T13">Project Plan</text:span></text:p>
      <text:p text:style-name="Standard_20__28_user_29_"/>
      <text:p text:style-name="P7"><text:span text:style-name="T6">A project plan was developed, based on an extensive literature review. The project plan for the development of a novel ECG device included the required features to be included in the Glia model ECG device prototype. This project plan was developed based on information found in the medical device literature and based on commercially available or open-source ECG device </text:span><text:soft-page-break/><text:span text:style-name="T6">mobile phone applications. </text:span><text:span text:style-name="T3">A review of the currently available open-source ECG devices was conducted to find a promising starting point for every module. </text:span><text:span text:style-name="T6">A plan for the required features to be included was developed by The Glia Team’s Principal Investigator Dr. Tarek Loubani. </text:span></text:p>
      <text:p text:style-name="P16"/>
      <text:p text:style-name="Standard_20__28_user_29_"><text:span text:style-name="T13">Prototype Development</text:span></text:p>
      <text:p text:style-name="P16"/>
      <text:p text:style-name="Standard_20__28_user_29_">Prototype development was continued in collaboration with an engineering team. The Glia Team’s Principal Investigator (Dr. Tarek Loubani) provided extensive clinical guidance, background research and planning for the device development. The engineering work done on the Glia pulse oximeter in this tax year included design of a preliminary prototype of an ECG device, filter adjustment and implementation, and development of the initial ECG device mobile application. </text:p>
      <text:p text:style-name="P16"/>
      <text:p text:style-name="P9"><text:span text:style-name="T9">Clinical Trial Design</text:span></text:p>
      <text:p text:style-name="Standard_20__28_user_29_">A thorough review of the literature and the applicable legislation and international standards regarding the safety and performance requirements of an ECG device was conducted. Clinical trial was designed to evaluate the functionality of the ECG device in both healthy volunteers and <text:s/>patients presenting to the emergency room with cardiac symptoms. The clinical trial design was based on similar protocols in the available literature. The experimental protocol was designed to meet and exceed the burden of clinical trial data required for medical device approval by certification bodies such as Health Canada. <text:s/></text:p>
      <text:p text:style-name="Standard_20__28_user_29_"/>
      <text:p text:style-name="Standard_20__28_user_29_"/>
      <text:p text:style-name="Standard_20__28_user_29_"/>
      <text:p text:style-name="Standard_20__28_user_29_"><text:span text:style-name="T2"><office:annotation office:name="__Annotation__345_204475379"><dc:creator>Emily Maria Stephenson</dc:creator><dc:date>2018-07-17T12:22:00</dc:date><loext:sender-initials>EMS</loext:sender-initials><text:p><text:span text:style-name="T22">Describe the new scientific knowledge you gained or the</text:span></text:p><text:p><text:span text:style-name="T22">technological advancements you achieved, or attempt to</text:span></text:p><text:p><text:span text:style-name="T22">achieve, as a result of the SR&amp;ED work you performed.</text:span></text:p><text:p><text:span text:style-name="T22">Note that it is the advancement in the underlying science or</text:span></text:p><text:p><text:span text:style-name="T22">technology that is important, not how the work advanced</text:span></text:p><text:p><text:span text:style-name="T22">your business or business practices.</text:span></text:p><text:p><text:span text:style-name="T22">In responding to this question, we suggest that you focus on</text:span></text:p><text:p><text:span text:style-name="T22">how the work you described at line 244 advanced the</text:span></text:p><text:p><text:span text:style-name="T22">scientific or technological knowledge base that existed at</text:span></text:p><text:p><text:span text:style-name="T22">the onset of the project. In other words, describe the</text:span></text:p><text:p><text:span text:style-name="T22">information or the knowledge generated that advanced</text:span></text:p><text:p><text:span text:style-name="T22">your understanding of scientific relations or technology.</text:span></text:p><text:p><text:span text:style-name="T22">Note</text:span></text:p><text:p><text:span text:style-name="T22">Achieving the novelty, innovation, uniqueness, feature</text:span></text:p><text:p><text:span text:style-name="T22">enhancement, or increased functionality of the product</text:span></text:p><text:p><text:span text:style-name="T22">or process may not in itself demonstrate scientific or</text:span></text:p><text:p><text:span text:style-name="T22">technological advancement. Advancement should move</text:span></text:p><text:p><text:span text:style-name="T22">the scientific or technological knowledge base of your</text:span></text:p><text:p><text:span text:style-name="T22">business to a higher level through an increase in the</text:span></text:p><text:p><text:span text:style-name="T22">understanding of scientific relations or technology.</text:span></text:p><text:p><text:span text:style-name="T22">Therefore it is important to describe what advances you</text:span></text:p><text:p><text:span text:style-name="T22">made to your existing scientific or technological</text:span></text:p><text:p><text:span text:style-name="T22">knowledge base that enabled you to achieve your goals.</text:span></text:p><text:p><text:span text:style-name="T22">In addition, failure to achieve your objectives or goals</text:span></text:p><text:p><text:span text:style-name="T22">does not necessarily mean there is no advancement. An</text:span></text:p><text:p><text:span text:style-name="T22">understanding gained by learning why a possible</text:span></text:p><text:p><text:span text:style-name="T22">solution will not succeed or will not meet the desired</text:span></text:p><text:p><text:span text:style-name="T22">objectives may constitute an advancement in science or</text:span></text:p><text:p><text:span text:style-name="T22">technology. In other words the rejection of a hypothesis</text:span></text:p><text:p><text:span text:style-name="T22">can be considered as an advancement because it</text:span></text:p><text:p><text:span text:style-name="T22">eliminates a possible solution.</text:span></text:p><text:p><text:span text:style-name="T31">Reference: Eligibility of Work for SR&amp;ED Investment Tax Credits</text:span></text:p><text:p><text:span text:style-name="T32">Policy</text:span></text:p></office:annotation></text:span><text:span text:style-name="T2">246 </text:span><office:annotation-end office:name="__Annotation__345_204475379"/><text:span text:style-name="T2">What scientific or technological advancements did you achieve or attempt to achieve as a result of the work described in line 244? (Maximum 350 words)</text:span></text:p>
      <text:p text:style-name="Standard"/>
      <text:p text:style-name="Standard_20__28_user_29_">The scientific and technological advancements made by this project (in the applicable tax year) included the development of the preliminary prototype of a low-cost ECG device. Reviewing the literature allowed for a thorough understanding of the design elements that will need to be incorporated into the ECG device prototype and the development of an effective project plan. Understanding the safety and performance requirements of an ECG device allowed for the development of a clinical trial protocol that exceeds the burden of clinical trial data required for medical device approval by certification bodies.</text:p>
      <text:p text:style-name="P17"/>
      <text:p text:style-name="P17"/>
      <text:p text:style-name="P17"/>
      <text:p text:style-name="P17"/>
      <text:p text:style-name="P17"/>
      <text:p text:style-name="P10"/>
      <text:p text:style-name="P10"/>
      <text:p text:style-name="P10"/>
      <text:p text:style-name="P10"/>
      <text:p text:style-name="P10"><text:bookmark text:name="_GoBack"/></text:p>
      <text:p text:style-name="P17"><text:span text:style-name="T10">Tourniquet</text:span></text:p>
      <text:p text:style-name="P10"><text:soft-page-break/></text:p>
      <text:p text:style-name="P10"/>
      <text:p text:style-name="Standard_20__28_user_29_"><text:span text:style-name="T10"><office:annotation office:name="__Annotation__368_204475379"><dc:creator>Emily Maria Stephenson</dc:creator><dc:date>2018-07-17T12:15:00</dc:date><loext:sender-initials>Emily Mar</loext:sender-initials><text:p><text:span text:style-name="T24">In this section you must provide technical details of your</text:span></text:p><text:p><text:span text:style-name="T24">basic research, applied research, or experimental</text:span></text:p><text:p><text:span text:style-name="T24">development project. Lines 242, 244, and 246 have word</text:span></text:p><text:p><text:span text:style-name="T24">limitations of 350, 700, and 350 respectively. Therefore, your</text:span></text:p><text:p><text:span text:style-name="T24">answers should focus on the technical facts and should be in</text:span></text:p><text:p><text:span text:style-name="T24">the technical language and style of those who did the actual</text:span></text:p><text:p><text:span text:style-name="T24">work, or who understand and are familiar with the work.</text:span></text:p><text:p><text:span text:style-name="T24">Use existing materials and documents generated during the</text:span></text:p><text:p><text:span text:style-name="T24">course of your work to extract the pertinent information to</text:span></text:p><text:p><text:span text:style-name="T24">complete this section. You should retain these materials and</text:span></text:p><text:p><text:span text:style-name="T24">documents so that the CRA can verify that there is a</text:span></text:p><text:p><text:span text:style-name="T24">reasonable level of support for the SR&amp;ED work that was</text:span></text:p><text:p><text:span text:style-name="T24">performed in the tax year. ( See Appendix 2,</text:span></text:p><text:p><text:span text:style-name="T24">“</text:span><text:span text:style-name="T24">Documentation and other evidence to support your</text:span></text:p><text:p><text:span text:style-name="T24">SR&amp;ED claim.” The Self-Assessment and Learning Tool</text:span></text:p><text:p><text:span text:style-name="T24">(SALT) might also be helpful in assisting you in identifying</text:span></text:p><text:p><text:span text:style-name="T24">and gathering your SR&amp;ED project information.</text:span></text:p><text:p><text:span text:style-name="T24">If you are using approved tax software to prepare your</text:span></text:p><text:p><text:span text:style-name="T24">income tax return, your responses to these questions for each project should be included in the software and should</text:span></text:p><text:p><text:span text:style-name="T24">not be submitted as a separate attachment.</text:span></text:p><text:p><text:span text:style-name="T24">If you are not using approved tax software to prepare your</text:span></text:p><text:p><text:span text:style-name="T24">claim, use a separate sheet if necessary to respond to these</text:span></text:p><text:p><text:span text:style-name="T24">questions. Each separate sheet must be clearly labelled with</text:span></text:p><text:p><text:span text:style-name="T30">the project title and the question you are answering.</text:span></text:p></office:annotation></text:span><text:span text:style-name="T10">Section B – Project descriptions</text:span><office:annotation-end office:name="__Annotation__368_204475379"/></text:p>
      <text:p text:style-name="Standard_20__28_user_29_"><text:span text:style-name="T11"><office:annotation office:name="__Annotation__372_204475379"><dc:creator>Emily Maria Stephenson</dc:creator><dc:date>2018-07-17T12:16:00</dc:date><loext:sender-initials>Emily Mar</loext:sender-initials><text:p/><text:p><text:span text:style-name="T28">Describe the scientific or technological uncertainty you</text:span></text:p><text:p><text:span text:style-name="T28">encountered that led you to do the SR&amp;ED. Scientific or</text:span></text:p><text:p><text:span text:style-name="T28">technological uncertainty means whether a given result or</text:span></text:p><text:p><text:span text:style-name="T28">objective can be achieved or how to achieve it, is not known or determined on the basis of generally available scientific or technological knowledge or experience.</text:span></text:p><text:p><text:span text:style-name="T28">In responding to this question, we suggest that you include the objective of the project and describe the scientific knowledge or the new or improved capability you were seeking. Your response should indicate the existing</text:span></text:p><text:p><text:span text:style-name="T28">scientific or technological knowledge base at the onset of</text:span></text:p><text:p><text:span text:style-name="T28">the SR&amp;ED project. Describe the shortcomings or</text:span></text:p><text:p><text:span text:style-name="T28">limitations of that knowledge base that prevented you from overcoming the scientific or technological uncertainties identified. In other words, your response should describe how the uncertainties could not be resolved on the basis of generally available scientific or technological knowledge or experience.</text:span></text:p><text:p><text:span text:style-name="T25">Reference: </text:span><text:span text:style-name="T29">Eligibility of Work for SR&amp;ED Investment Tax Credits Policy</text:span></text:p></office:annotation></text:span><text:span text:style-name="T11">242</text:span><office:annotation-end office:name="__Annotation__372_204475379"/><text:span text:style-name="T11">. What scientific or technological uncertainties did you attempt to overcome? (Maximum 350 words)</text:span></text:p>
      <text:p text:style-name="P18"/>
      <text:p text:style-name="Standard_20__28_user_29_"/>
      <text:p text:style-name="Standard_20__28_user_29_">It was uncertain if an effective, low-cost, open-access tourniquet could be designed for mixed adult and pediatric use. No validated, open-access tourniquet was currently available at the time of project initiation.</text:p>
      <text:p text:style-name="Standard_20__28_user_29_"/>
      <text:p text:style-name="Standard_20__28_user_29_"><text:span text:style-name="T18">A</text:span><text:span text:style-name="apple-converted-space"><text:span text:style-name="T18"> </text:span></text:span><text:span text:style-name="T19">tourniquet</text:span><text:span text:style-name="apple-converted-space"><text:span text:style-name="T18"> </text:span></text:span><text:span text:style-name="T18">is considered to be an essential medical device in pre-hospital and emergency medical settings. <text:s text:c="2"/>A tourniquet is used to reduce or prevent blood loss from an extremity, and is typically used in patients who have suffered a penetrating trauma. Despite the ubiquity of tourniquets in the developed world, in the developing world</text:span> tourniquets are often not widely available. Tragically, hemorrhagic deaths from limb exsanguination are common in conflict regions due to barriers access to this life-saving medical device. Tourniquets are scarce in underdeveloped regions such as the Gaza Strip. This scarcity can be attributed to both the high cost-per-unit of the tourniquet in addition to resource blockades which prevent the entry of medical supplies. For example, commercially available <text:span text:style-name="Emphasis"><text:span text:style-name="T20">Combat Application Tourniquets (CAT)</text:span></text:span><text:span text:style-name="apple-converted-space"><text:span text:style-name="T18"> </text:span></text:span><text:span text:style-name="T18">cost approximately </text:span>USD$50 per piece. Moreover, the CAT is best suited for use in adults and do not work on a pediatric population, whereas the Gaza population is mostly children.</text:p>
      <text:p text:style-name="Standard_20__28_user_29_"/>
      <text:p text:style-name="P11"/>
      <text:p text:style-name="P11"/>
      <text:p text:style-name="Standard_20__28_user_29_"><text:span text:style-name="T11"><office:annotation office:name="__Annotation__388_204475379"><dc:creator>Emily Maria Stephenson</dc:creator><dc:date>2018-07-17T12:22:00</dc:date><loext:sender-initials>Emily Mar</loext:sender-initials><text:p><text:span text:style-name="T24">In responding to this question, describe, in a clear and</text:span></text:p><text:p><text:span text:style-name="T24">concise manner, how you attempted to overcome the</text:span></text:p><text:p><text:span text:style-name="T24">scientific or technological uncertainties that you identified</text:span></text:p><text:p><text:span text:style-name="T24">at line 242.</text:span></text:p><text:p><text:span text:style-name="T24">Describe the work done in chronological order. In doing so,</text:span></text:p><text:p><text:span text:style-name="T24">clearly demonstrate the systematic nature of the</text:span></text:p><text:p><text:span text:style-name="T24">investigation or search. This includes describing;</text:span></text:p><text:p><text:span text:style-name="T27">■ </text:span><text:span text:style-name="T24">the hypotheses designed to reduce or eliminate the</text:span></text:p><text:p><text:span text:style-name="T24">uncertainties;</text:span></text:p><text:p><text:span text:style-name="T27">■ </text:span><text:span text:style-name="T24">experiments and/or analysis conducted to test the</text:span></text:p><text:p><text:span text:style-name="T24">hypotheses;</text:span></text:p><text:p><text:span text:style-name="T27">■ </text:span><text:span text:style-name="T24">the results obtained; and,</text:span></text:p><text:p><text:span text:style-name="T27">■ </text:span><text:span text:style-name="T24">the conclusions.</text:span></text:p><text:p><text:span text:style-name="T24">If this is a continuation of a previously claimed project, it is</text:span></text:p><text:p><text:span text:style-name="T24">important that you focus on the work carried out during the</text:span></text:p><text:p><text:span text:style-name="T24">tax year for which you are making the claim.</text:span></text:p><text:p><text:span text:style-name="T24">If all or part of the work was performed on your behalf by</text:span></text:p><text:p><text:span text:style-name="T24">contractors, include that work in your description and</text:span></text:p><text:p><text:span text:style-name="T24">identify that the work was performed by contractors.</text:span></text:p><text:p><text:span text:style-name="T25">Reference: Eligibility of Work for SR&amp;ED Investment Tax Credits Policy</text:span></text:p></office:annotation></text:span><text:span text:style-name="T11">244</text:span><office:annotation-end office:name="__Annotation__388_204475379"/><text:span text:style-name="T11">. What work did you perform in the tax year to overcome the scientific or technological uncertainties described in line 242?</text:span></text:p>
      <text:p text:style-name="Standard_20__28_user_29_"><text:span text:style-name="T11">(Summarize the systematic investigation or search) (Maximum 700 words)</text:span></text:p>
      <text:p text:style-name="P11"/>
      <text:p text:style-name="Standard_20__28_user_29_"><text:span text:style-name="T12">The hypothesis of this project was that an effective, low-cost, open-access tourniquet could be designed, constructed and validated for mixed adult and pediatric use.</text:span></text:p>
      <text:p text:style-name="P11"/>
      <text:p text:style-name="Standard_20__28_user_29_"><text:span text:style-name="T12">In this section, we will discuss the work that was done in this tax year on the design, construction and validation of a low-cost tourniquet.</text:span></text:p>
      <text:p text:style-name="Standard_20__28_user_29_"/>
      <text:p text:style-name="Standard_20__28_user_29_">Testing of varied tourniquet prototypes and materials testing was conducted to develop an effective tourniquet design. <text:s/><text:span text:style-name="T21">In laboratory testing of a preliminary prototype of the tourniquet on manikins, it was discovered that twisting the windlass too many times resulted in a catastrophic failure of the tourniquet. Consequently, corrections to the tourniquet design were implemented. The new model was then tested to failure and it was found to withstand approximately 5 times more force as the original design before non-catastrophic failure resulting in an unstable tourniquet.</text:span></text:p>
      <text:p text:style-name="Standard_20__28_user_29_"/>
      <text:p text:style-name="Standard_20__28_user_29_"><text:s/>A prototype of Glia’s 3D printed tourniquet could be manufactured in Gaza at a cost of 25 NIS (USD$7). It was tested in the lab and in initial field trials with success.</text:p>
      <text:p text:style-name="Standard_20__28_user_29_"/>
      <text:p text:style-name="Standard_20__28_user_29_">This updated tourniquet design was produced and deployed in large quantity for field testing during violent Israeli suppression of the protests along the Gaza border.</text:p>
      <text:p text:style-name="Standard_20__28_user_29_"><text:soft-page-break/>Ten tourniquets were deployed on patients wounded with live ammunition meeting criteria for tourniquet use. Three tourniquets failed. Seven tourniquets operated as intended.</text:p>
      <text:p text:style-name="Standard_20__28_user_29_"/>
      <text:p text:style-name="Standard_20__28_user_29_">Field testing the tourniquet in large quantity revealed both the strengths and weaknesses of the device for use in trauma situations. Paramedics, first-responders and clinicians who used the device reported difficulties opening the packaging – identifying an area for improvement in future iterations of the device. <text:span text:style-name="T21">Additionally, a buckle failed on a moderately critical patient while in the first phase of application while using the latest model of tourniquet which was an unexpected occurrence.</text:span></text:p>
      <text:p text:style-name="Standard_20__28_user_29_"/>
      <text:p text:style-name="Standard_20__28_user_29_"><text:span text:style-name="T21">In conclusion, this project saw the first large deployment of open source, 3D-printed tourniquets in a battlefield setting. The tourniquets were well-received by patients, bystanders and first responders. Field testing large numbers of tourniquets on trauma patients revealed several moderate and critical errors in the device and identified areas for design improvement.</text:span></text:p>
      <text:p text:style-name="Standard_20__28_user_29_"/>
      <text:p text:style-name="Standard_20__28_user_29_"/>
      <text:p text:style-name="P13"/>
      <text:p text:style-name="Standard_20__28_user_29_"><text:span text:style-name="T11"><office:annotation office:name="__Annotation__404_204475379"><dc:creator>Emily Maria Stephenson</dc:creator><dc:date>2018-07-17T12:22:00</dc:date><loext:sender-initials>Emily Mar</loext:sender-initials><text:p><text:span text:style-name="T24">Describe the new scientific knowledge you gained or the</text:span></text:p><text:p><text:span text:style-name="T24">technological advancements you achieved, or attempt to</text:span></text:p><text:p><text:span text:style-name="T24">achieve, as a result of the SR&amp;ED work you performed.</text:span></text:p><text:p><text:span text:style-name="T24">Note that it is the advancement in the underlying science or</text:span></text:p><text:p><text:span text:style-name="T24">technology that is important, not how the work advanced</text:span></text:p><text:p><text:span text:style-name="T24">your business or business practices.</text:span></text:p><text:p><text:span text:style-name="T24">In responding to this question, we suggest that you focus on</text:span></text:p><text:p><text:span text:style-name="T24">how the work you described at line 244 advanced the</text:span></text:p><text:p><text:span text:style-name="T24">scientific or technological knowledge base that existed at</text:span></text:p><text:p><text:span text:style-name="T24">the onset of the project. In other words, describe the</text:span></text:p><text:p><text:span text:style-name="T24">information or the knowledge generated that advanced</text:span></text:p><text:p><text:span text:style-name="T24">your understanding of scientific relations or technology.</text:span></text:p><text:p><text:span text:style-name="T24">Note</text:span></text:p><text:p><text:span text:style-name="T24">Achieving the novelty, innovation, uniqueness, feature</text:span></text:p><text:p><text:span text:style-name="T24">enhancement, or increased functionality of the product</text:span></text:p><text:p><text:span text:style-name="T24">or process may not in itself demonstrate scientific or</text:span></text:p><text:p><text:span text:style-name="T24">technological advancement. Advancement should move</text:span></text:p><text:p><text:span text:style-name="T24">the scientific or technological knowledge base of your</text:span></text:p><text:p><text:span text:style-name="T24">business to a higher level through an increase in the</text:span></text:p><text:p><text:span text:style-name="T24">understanding of scientific relations or technology.</text:span></text:p><text:p><text:span text:style-name="T24">Therefore it is important to describe what advances you</text:span></text:p><text:p><text:span text:style-name="T24">made to your existing scientific or technological</text:span></text:p><text:p><text:span text:style-name="T24">knowledge base that enabled you to achieve your goals.</text:span></text:p><text:p><text:span text:style-name="T24">In addition, failure to achieve your objectives or goals</text:span></text:p><text:p><text:span text:style-name="T24">does not necessarily mean there is no advancement. An</text:span></text:p><text:p><text:span text:style-name="T24">understanding gained by learning why a possible</text:span></text:p><text:p><text:span text:style-name="T24">solution will not succeed or will not meet the desired</text:span></text:p><text:p><text:span text:style-name="T24">objectives may constitute an advancement in science or</text:span></text:p><text:p><text:span text:style-name="T24">technology. In other words the rejection of a hypothesis</text:span></text:p><text:p><text:span text:style-name="T24">can be considered as an advancement because it</text:span></text:p><text:p><text:span text:style-name="T24">eliminates a possible solution.</text:span></text:p><text:p><text:span text:style-name="T25">Reference: Eligibility of Work for SR&amp;ED Investment Tax Credits</text:span></text:p><text:p><text:span text:style-name="T26">Policy</text:span></text:p></office:annotation></text:span><text:span text:style-name="T11">246 </text:span><office:annotation-end office:name="__Annotation__404_204475379"/><text:span text:style-name="T11">What scientific or technological advancements did you achieve or attempt to achieve as a result of the work described in line 244? (Maximum 350 words)</text:span></text:p>
      <text:p text:style-name="Standard_20__28_user_29_"/>
      <text:p text:style-name="Standard_20__28_user_29_"><text:span text:style-name="T12">The technological advancement achieved by this project is confirmation that a novel, low-cost, 3D printed tourniquet could be designed, constructed and tested to demonstrate efficacy for use in trauma patients. Laboratory testing and field testing of various prototypical tourniquets allowed for the identification of design flaws in the tourniquet prototypes. This research project allowed for the development of an effective and operational ‘Glia’ model tourniquet.</text:span></text:p>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 svg:font-family="F"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_20__28_user_29_"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hyphenation-ladder-count="no-limit" style:vertical-align="auto"/>
      <style:text-properties fo:font-size="16pt" fo:font-weight="bold" style:font-name-asian="Lucida Sans Unicode" style:font-family-asian="'Lucida Sans Unicode'"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fo:hyphenate="tru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hyphenation-ladder-count="no-limit" style:vertical-align="auto"/>
      <style:text-properties fo:font-weight="bold" style:font-name-asian="Lucida Sans Unicode" style:font-family-asian="'Lucida Sans Unicode'" style:font-family-generic-asian="system" style:font-pitch-asian="variable" style:font-weight-asian="bold" style:font-name-complex="Lohit Devanagari" style:font-family-complex="'Lohit Devanagari'" style:font-family-generic-complex="system" style:font-pitch-complex="variable" style:font-weight-complex="bold" fo:hyphenate="tru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style:writing-mode="lr-tb"/>
      <style:text-properties style:font-name="Tahoma" fo:font-family="Tahoma" style:font-family-generic="roman" style:font-pitch="variable" fo:font-size="11pt" style:letter-kerning="true" style:font-name-asian="Noto Sans CJK SC Regular" style:font-family-asian="'Noto Sans CJK SC Regular'" style:font-family-generic-asian="system" style:font-pitch-asian="variable" style:font-size-asian="11pt" style:language-asian="zh" style:country-asian="CN" style:font-name-complex="FreeSans" style:font-family-complex="FreeSans" style:font-family-generic-complex="system" style:font-pitch-complex="variable" style:language-complex="hi" style:country-complex="IN"/>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Lucida Sans" style:font-family-complex="'Lucida Sans'" style:font-family-generic-complex="system" style:font-pitch-complex="variable" style:font-style-complex="italic"/>
    </style:style>
    <style:style style:name="annotation_20_text" style:display-name="annotation text" style:family="paragraph" style:parent-style-name="Standard_20__28_user_29_" style:default-outline-level="">
      <style:text-properties style:font-name="Tahoma" fo:font-family="Tahoma" style:font-family-generic="roman" style:font-pitch="variable" style:letter-kerning="true" style:font-name-asian="Noto Sans CJK SC Regular" style:font-family-asian="'Noto Sans CJK SC Regular'" style:font-family-generic-asian="system" style:font-pitch-asian="variable" style:language-asian="zh" style:country-asian="CN" style:font-name-complex="Mangal" style:font-family-complex="Mangal" style:font-family-generic-complex="system" style:font-pitch-complex="variable" style:font-size-complex="10.5pt" style:language-complex="hi" style:country-complex="IN"/>
    </style:style>
    <style:style style:name="Normal_20__28_Web_29_" style:display-name="Normal (Web)" style:family="paragraph" style:parent-style-name="Standard_20__28_user_29_" style:default-outline-level="">
      <style:paragraph-properties fo:margin-top="0.494cm" fo:margin-bottom="0.494cm" loext:contextual-spacing="false"/>
    </style:style>
    <style:style style:name="Balloon_20_Text" style:display-name="Balloon Text" style:family="paragraph" style:parent-style-name="Standard_20__28_user_29_" style:default-outline-level="">
      <style:text-properties fo:font-size="9pt" style:font-size-asian="9pt" style:font-size-complex="9pt"/>
    </style:style>
    <style:style style:name="Bibliography" style:family="paragraph" style:parent-style-name="Standard" style:next-style-name="Standard" style:default-outline-level="">
      <style:paragraph-properties fo:orphans="2" fo:widows="2" fo:hyphenation-ladder-count="no-limit" style:vertical-align="auto"/>
      <style:text-properties style:font-name="Times New Roman" fo:font-family="'Times New Roman'" style:font-family-generic="roman" style:font-pitch="variable" style:font-name-complex="Times New Roman1" style:font-family-complex="'Times New Roman'" style:font-family-generic-complex="system" style:font-pitch-complex="variable" fo:hyphenate="tru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Tahoma" fo:font-family="Tahoma" style:font-family-generic="roman" style:font-pitch="variable" style:letter-kerning="true" style:font-name-asian="Noto Sans CJK SC Regular" style:font-family-asian="'Noto Sans CJK SC Regular'" style:font-family-generic-asian="system" style:font-pitch-asian="variable" style:language-asian="zh" style:country-asian="CN" style:font-name-complex="Mangal" style:font-family-complex="Mangal" style:font-family-generic-complex="system" style:font-pitch-complex="variable" style:font-size-complex="10.5pt" style:language-complex="hi" style:country-complex="IN"/>
    </style:style>
    <style:style style:name="Internet_20_link_20__28_user_29_" style:display-name="Internet link (user)"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Heading_20_2_20_Char" style:display-name="Heading 2 Char" style:family="text" style:parent-style-name="Default_20_Paragraph_20_Font">
      <style:text-properties style:font-name="Liberation Sans" fo:font-family="'Liberation Sans'" style:font-family-generic="roman" style:font-pitch="variable" fo:font-size="16pt" fo:font-weight="bold" style:font-name-asian="Lucida Sans Unicode" style:font-family-asian="'Lucida Sans Unicode'"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style:font-name="Liberation Sans" fo:font-family="'Liberation Sans'"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ody_20_Text_20_Char" style:display-name="Body Text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2" style:display-name="ListLabel 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Maria Stephenson</meta:initial-creator>
    <dc:creator>Emily Maria Stephenson</dc:creator>
    <meta:editing-cycles>6</meta:editing-cycles>
    <meta:creation-date>2018-07-27T17:27:00</meta:creation-date>
    <dc:date>2018-08-04T23:52:00</dc:date>
    <meta:editing-duration>PT3H25M</meta:editing-duration>
    <meta:generator>LibreOffice/6.0.5.2$MacOSX_X86_64 LibreOffice_project/54c8cbb85f300ac59db32fe8a675ff7683cd5a16</meta:generator>
    <meta:document-statistic meta:table-count="0" meta:image-count="0" meta:object-count="0" meta:page-count="9" meta:paragraph-count="79" meta:word-count="3181" meta:character-count="21138" meta:non-whitespace-character-count="1799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